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5">
            <text:p>Beta-84195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6">
            <text:p>Beta-84196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40.0">
            <text:p>694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735">
            <text:p>Beta-41473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9350.0">
            <text:p>935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2">
            <text:p>Beta-84192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640.0">
            <text:p>46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3">
            <text:p>0.1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0">
            <text:p>Beta-84190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030.0">
            <text:p>5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7">
            <text:p>Beta-84197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4730.0">
            <text:p>4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6">
            <text:p>-0.8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4">
            <text:p>Beta-84194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4500.0">
            <text:p>45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3">
            <text:p>0.03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1">
            <text:p>Beta-84191</text:p>
          </table:table-cell>
          <table:table-cell office:value-type="float" office:value="58.96">
            <text:p>58.96</text:p>
          </table:table-cell>
          <table:table-cell office:value-type="float" office:value="-2.97">
            <text:p>-2.97</text:p>
          </table:table-cell>
          <table:table-cell office:value-type="float" office:value="5220.0">
            <text:p>5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3">
            <text:p>Beta-111223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5470.0">
            <text:p>547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4">
            <text:p>Beta-111224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4860.0">
            <text:p>48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3">
            <text:p>Beta-414653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130.0">
            <text:p>513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94">
            <text:p>-2.9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3">
            <text:p>Beta-90823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2">
            <text:p>Beta-414652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4980.0">
            <text:p>498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2">
            <text:p>Beta-90822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4920.0">
            <text:p>49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919">
            <text:p>Beta-8891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9830.0">
            <text:p>98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1">
            <text:p>-6.2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111225">
            <text:p>Beta-111225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3990.0">
            <text:p>3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30">
            <text:p>Beta-88330</text:p>
          </table:table-cell>
          <table:table-cell office:value-type="float" office:value="59.01">
            <text:p>59.01</text:p>
          </table:table-cell>
          <table:table-cell office:value-type="float" office:value="-2.93">
            <text:p>-2.93</text:p>
          </table:table-cell>
          <table:table-cell office:value-type="float" office:value="6560.0">
            <text:p>6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string" office:value="delaVegaLeinertEtal2012,ShennanEtal2018">
            <text:p>delaVegaLeinertEtal2012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9">
            <text:p>Beta-8832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980.0">
            <text:p>69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8328">
            <text:p>Beta-8832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6650.0">
            <text:p>6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9">
            <text:p>Beta-84199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5670.0">
            <text:p>56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84198">
            <text:p>Beta-84198</text:p>
          </table:table-cell>
          <table:table-cell office:value-type="float" office:value="58.97">
            <text:p>58.97</text:p>
          </table:table-cell>
          <table:table-cell office:value-type="float" office:value="-2.97">
            <text:p>-2.97</text:p>
          </table:table-cell>
          <table:table-cell office:value-type="float" office:value="8490.0">
            <text:p>84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2">
            <text:p>-6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laVegaLeinertEtal2007,ShennanEtal2018">
            <text:p>delaVegaLeinertEtal2007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90824">
            <text:p>Beta-90824</text:p>
          </table:table-cell>
          <table:table-cell office:value-type="float" office:value="59.06">
            <text:p>59.06</text:p>
          </table:table-cell>
          <table:table-cell office:value-type="float" office:value="-3.34">
            <text:p>-3.34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7">
            <text:p>1.07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delaVegaLeinertEtal2000,ShennanEtal2018">
            <text:p>delaVegaLeinertEtal2000,ShennanEtal2018</text:p>
          </table:table-cell>
        </table:table-row>
        <table:table-row>
          <table:table-cell office:value-type="string" office:value="Orkney">
            <text:p>Orkney</text:p>
          </table:table-cell>
          <table:table-cell office:value-type="string" office:value="radiocarbon">
            <text:p>radiocarbon</text:p>
          </table:table-cell>
          <table:table-cell office:value-type="string" office:value="Beta-414655">
            <text:p>Beta-414655</text:p>
          </table:table-cell>
          <table:table-cell office:value-type="float" office:value="58.99">
            <text:p>58.99</text:p>
          </table:table-cell>
          <table:table-cell office:value-type="float" office:value="-3.26">
            <text:p>-3.26</text:p>
          </table:table-cell>
          <table:table-cell office:value-type="float" office:value="5470.0">
            <text:p>5470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3.17">
            <text:p>-3.1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BatesEtal2016,ShennanEtal2018">
            <text:p>BatesEtal201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